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f segoe-ui normal" svg:font-family="'wf segoe-ui normal', 'Segoe UI', 'Segoe WP', Tahoma, Arial, sans-serif"/>
    <style:font-face style:name="FreeSans1" svg:font-family="FreeSans" style:font-family-generic="swiss"/>
    <style:font-face style:name="Adobe Caslon Pro" svg:font-family="'Adobe Caslon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" fo:font-size="8pt" fo:font-weight="bold" officeooo:rsid="00162749" officeooo:paragraph-rsid="00162749" style:font-size-asian="7pt" style:font-weight-asian="bold" style:font-size-complex="8pt" style:font-weight-complex="bold"/>
    </style:style>
    <style:style style:name="P2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" fo:font-size="2pt" fo:font-weight="normal" officeooo:rsid="00162749" officeooo:paragraph-rsid="0015f224" style:font-size-asian="2pt" style:font-weight-asian="normal" style:font-size-complex="2pt" style:font-weight-complex="normal"/>
    </style:style>
    <style:style style:name="P3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5.203cm"/>
          <style:tab-stop style:position="17cm" style:type="right"/>
        </style:tab-stops>
      </style:paragraph-properties>
      <style:text-properties style:font-name="Adobe Caslon Pro" fo:font-size="8pt" fo:font-style="italic" officeooo:rsid="0016c32d" officeooo:paragraph-rsid="0016c32d" style:font-size-asian="7pt" style:font-style-asian="italic" style:font-size-complex="8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Adobe Caslon Pro" fo:font-size="13pt" style:text-underline-style="none" fo:font-weight="normal" officeooo:rsid="0017b579" officeooo:paragraph-rsid="0017b579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dobe Caslon Pro" fo:font-size="13pt" fo:font-style="normal" style:text-underline-style="solid" style:text-underline-width="auto" style:text-underline-color="font-color" fo:font-weight="bold" officeooo:rsid="00e64539" officeooo:paragraph-rsid="00e64539" style:font-size-asian="11.3500003814697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dobe Caslon Pro" fo:font-size="13pt" fo:font-style="italic" style:text-underline-style="none" fo:font-weight="normal" officeooo:rsid="019c50d5" officeooo:paragraph-rsid="019c50d5" style:font-size-asian="11.3500003814697pt" style:font-style-asian="italic" style:font-weight-asian="normal" style:font-size-complex="13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dobe Caslon Pro" fo:font-size="3pt" fo:font-style="normal" style:text-underline-style="none" fo:font-weight="bold" officeooo:rsid="00e64539" officeooo:paragraph-rsid="00e64539" style:font-size-asian="2.59999990463257pt" style:font-style-asian="normal" style:font-weight-asian="bold" style:font-size-complex="3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dobe Caslon Pro" fo:font-size="3pt" fo:font-style="normal" style:text-underline-style="none" fo:font-weight="bold" officeooo:rsid="00e64539" officeooo:paragraph-rsid="00e8d212" style:font-size-asian="2.59999990463257pt" style:font-style-asian="normal" style:font-weight-asian="bold" style:font-size-complex="3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dobe Caslon Pro" fo:font-size="3pt" fo:font-style="normal" style:text-underline-style="none" fo:font-weight="bold" officeooo:rsid="00e64539" officeooo:paragraph-rsid="00ecce9c" style:font-size-asian="2.59999990463257pt" style:font-style-asian="normal" style:font-weight-asian="bold" style:font-size-complex="3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dobe Caslon Pro" fo:font-size="2pt" style:text-underline-style="none" fo:font-weight="normal" officeooo:rsid="0017b579" officeooo:paragraph-rsid="0017b579" style:font-size-asian="1.75pt" style:font-weight-asian="normal" style:font-size-complex="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dobe Caslon Pro" fo:font-size="15pt" style:text-underline-style="solid" style:text-underline-width="auto" style:text-underline-color="font-color" fo:font-weight="normal" officeooo:rsid="0017b579" officeooo:paragraph-rsid="0017b579" style:font-size-asian="13.1000003814697pt" style:font-weight-asian="normal" style:font-size-complex="15pt" style:font-weight-complex="normal"/>
    </style:style>
    <style:style style:name="P12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" fo:font-size="8pt" fo:font-weight="bold" officeooo:paragraph-rsid="01be64e7"/>
    </style:style>
    <style:style style:name="P13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0ed384e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0ed384e" officeooo:paragraph-rsid="01d32ed9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0ed384e" officeooo:paragraph-rsid="01d9a3ac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0e9842f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dobe Caslon Pro" fo:font-size="11pt" fo:font-style="normal" style:text-underline-style="none" fo:font-weight="normal" officeooo:rsid="0168efda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1c6e31b" officeooo:paragraph-rsid="01c6e31b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1c6e31b" officeooo:paragraph-rsid="01c8a120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1cb453b" officeooo:paragraph-rsid="01cb453b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1cdfcbf" officeooo:paragraph-rsid="01cdfcbf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1d32ed9" officeooo:paragraph-rsid="01d5cd39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1d668e0" officeooo:paragraph-rsid="01d668e0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1d8a499" officeooo:paragraph-rsid="01d8a499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normal" officeooo:rsid="01cb453b" officeooo:paragraph-rsid="01cb453b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bold" officeooo:rsid="00e64539" officeooo:paragraph-rsid="01c0dc07" style:font-size-asian="9.60000038146973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bold" officeooo:rsid="01c2a7c7" officeooo:paragraph-rsid="01c2a7c7" style:font-size-asian="9.60000038146973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bold" officeooo:rsid="01c8a120" officeooo:paragraph-rsid="01c8a120" style:font-size-asian="9.60000038146973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bold" officeooo:rsid="01dead9d" officeooo:paragraph-rsid="01dead9d" style:font-size-asian="9.60000038146973pt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bold" officeooo:rsid="01c4d99f" officeooo:paragraph-rsid="01c4d99f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bold" officeooo:rsid="01c8a120" officeooo:paragraph-rsid="01c8a120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dobe Caslon Pro" fo:font-size="11pt" fo:font-style="normal" style:text-underline-style="none" fo:font-weight="bold" officeooo:rsid="01dd5c00" officeooo:paragraph-rsid="01dd5c00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dobe Caslon Pro" fo:font-size="11pt" fo:font-style="italic" style:text-underline-style="none" fo:font-weight="bold" officeooo:rsid="01c4d99f" officeooo:paragraph-rsid="01c4d99f" style:font-size-asian="9.60000038146973pt" style:font-style-asian="italic" style:font-weight-asian="bold" style:font-size-complex="11pt" style:font-style-complex="italic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dobe Caslon Pro" fo:font-size="11pt" fo:font-style="italic" style:text-underline-style="none" fo:font-weight="bold" officeooo:rsid="01c8a120" officeooo:paragraph-rsid="01c8a120" style:font-size-asian="9.60000038146973pt" style:font-style-asian="italic" style:font-weight-asian="bold" style:font-size-complex="11pt" style:font-style-complex="italic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dobe Caslon Pro" fo:font-size="11pt" fo:font-style="italic" style:text-underline-style="none" fo:font-weight="bold" officeooo:rsid="01d9a3ac" officeooo:paragraph-rsid="01d9a3ac" style:font-size-asian="9.60000038146973pt" style:font-style-asian="italic" style:font-weight-asian="bold" style:font-size-complex="11pt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dobe Caslon Pro" fo:font-size="2pt" fo:font-style="normal" style:text-underline-style="none" fo:font-weight="normal" officeooo:rsid="00ed384e" officeooo:paragraph-rsid="01d32ed9" style:font-size-asian="1.75pt" style:font-style-asian="normal" style:font-weight-asian="normal" style:font-size-complex="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dobe Caslon Pro" fo:font-size="2pt" fo:font-style="normal" style:text-underline-style="none" fo:font-weight="normal" officeooo:rsid="01c6e31b" officeooo:paragraph-rsid="01c8a120" style:font-size-asian="1.75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dobe Caslon Pro" fo:font-size="2pt" fo:font-style="normal" style:text-underline-style="none" fo:font-weight="normal" officeooo:rsid="01cb453b" officeooo:paragraph-rsid="01cb453b" style:font-size-asian="1.75pt" style:font-style-asian="normal" style:font-weight-asian="normal" style:font-size-complex="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Adobe Caslon Pro" fo:font-size="2pt" fo:font-style="normal" style:text-underline-style="none" fo:font-weight="normal" officeooo:rsid="01d8a499" officeooo:paragraph-rsid="01d8a499" style:font-size-asian="1.75pt" style:font-style-asian="normal" style:font-weight-asian="normal" style:font-size-complex="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dobe Caslon Pro" fo:font-size="2pt" fo:font-style="normal" style:text-underline-style="none" fo:font-weight="bold" officeooo:rsid="01c2a7c7" officeooo:paragraph-rsid="01c2a7c7" style:font-size-asian="2pt" style:font-style-asian="normal" style:font-weight-asian="bold" style:font-size-complex="2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dobe Caslon Pro" fo:font-size="2pt" fo:font-style="normal" style:text-underline-style="none" fo:font-weight="bold" officeooo:rsid="01c2a7c7" officeooo:paragraph-rsid="01c8a120" style:font-size-asian="2pt" style:font-style-asian="normal" style:font-weight-asian="bold" style:font-size-complex="2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dobe Caslon Pro" fo:font-size="2pt" fo:font-style="normal" style:text-underline-style="none" fo:font-weight="bold" officeooo:rsid="01c4d99f" officeooo:paragraph-rsid="01c4d99f" style:font-size-asian="2pt" style:font-style-asian="normal" style:font-weight-asian="bold" style:font-size-complex="2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dobe Caslon Pro" fo:font-size="2pt" fo:font-style="normal" style:text-underline-style="none" fo:font-weight="bold" officeooo:rsid="01c4d99f" officeooo:paragraph-rsid="01c6e31b" style:font-size-asian="2pt" style:font-style-asian="normal" style:font-weight-asian="bold" style:font-size-complex="2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Adobe Caslon Pro" fo:font-size="2pt" fo:font-style="normal" style:text-underline-style="none" fo:font-weight="bold" officeooo:rsid="01c4d99f" officeooo:paragraph-rsid="01c8a120" style:font-size-asian="2pt" style:font-style-asian="normal" style:font-weight-asian="bold" style:font-size-complex="2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dobe Caslon Pro" fo:font-size="2pt" fo:font-style="normal" style:text-underline-style="none" fo:font-weight="bold" officeooo:rsid="01c8a120" officeooo:paragraph-rsid="01c8a120" style:font-size-asian="1.75pt" style:font-style-asian="normal" style:font-weight-asian="bold" style:font-size-complex="2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dobe Caslon Pro" fo:font-size="2pt" fo:font-style="normal" style:text-underline-style="none" fo:font-weight="bold" officeooo:rsid="01c8a120" officeooo:paragraph-rsid="01cb453b" style:font-size-asian="1.75pt" style:font-style-asian="normal" style:font-weight-asian="bold" style:font-size-complex="2pt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Adobe Caslon Pro" fo:font-size="2pt" fo:font-style="normal" style:text-underline-style="none" fo:font-weight="bold" officeooo:rsid="01dd5c00" officeooo:paragraph-rsid="01dd5c00" style:font-size-asian="1.75pt" style:font-style-asian="normal" style:font-weight-asian="bold" style:font-size-complex="2pt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Adobe Caslon Pro" fo:font-size="2pt" fo:font-style="normal" style:text-underline-style="solid" style:text-underline-width="auto" style:text-underline-color="font-color" fo:font-weight="bold" officeooo:rsid="00e64539" officeooo:paragraph-rsid="00e8d212" style:font-size-asian="1.75pt" style:font-style-asian="normal" style:font-weight-asian="bold" style:font-size-complex="2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Adobe Caslon Pro" fo:font-size="13pt" fo:font-style="normal" style:text-underline-style="solid" style:text-underline-width="auto" style:text-underline-color="font-color" fo:font-weight="bold" officeooo:rsid="00e64539" officeooo:paragraph-rsid="01c0dc07" style:font-size-asian="11.3500003814697pt" style:font-style-asian="normal" style:font-weight-asian="bold" style:font-size-complex="13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Adobe Caslon Pro" fo:font-size="13pt" fo:font-style="normal" style:text-underline-style="solid" style:text-underline-width="auto" style:text-underline-color="font-color" fo:font-weight="bold" officeooo:rsid="00e64539" officeooo:paragraph-rsid="01c0dc07" style:font-size-asian="11.3500003814697pt" style:font-style-asian="normal" style:font-weight-asian="bold" style:font-size-complex="13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Adobe Caslon Pro" fo:font-size="13pt" fo:font-style="normal" style:text-underline-style="solid" style:text-underline-width="auto" style:text-underline-color="font-color" fo:font-weight="bold" officeooo:rsid="01c0dc07" officeooo:paragraph-rsid="01c0dc07" style:font-size-asian="11.3500003814697pt" style:font-style-asian="normal" style:font-weight-asian="bold" style:font-size-complex="13pt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Adobe Caslon Pro" fo:font-size="3pt" fo:font-style="normal" style:text-underline-style="none" fo:font-weight="bold" officeooo:rsid="00e64539" officeooo:paragraph-rsid="01c0dc07" style:font-size-asian="2.59999990463257pt" style:font-style-asian="normal" style:font-weight-asian="bold" style:font-size-complex="3pt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Adobe Caslon Pro" fo:font-size="3pt" fo:font-style="normal" style:text-underline-style="none" fo:font-weight="bold" officeooo:rsid="00e64539" officeooo:paragraph-rsid="01c4d99f" style:font-size-asian="2.59999990463257pt" style:font-style-asian="normal" style:font-weight-asian="bold" style:font-size-complex="3pt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Adobe Caslon Pro" fo:font-size="3pt" fo:font-style="normal" style:text-underline-style="none" fo:font-weight="bold" officeooo:rsid="00e64539" officeooo:paragraph-rsid="01c8a120" style:font-size-asian="2.59999990463257pt" style:font-style-asian="normal" style:font-weight-asian="bold" style:font-size-complex="3pt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Adobe Caslon Pro" fo:font-size="3pt" fo:font-style="normal" style:text-underline-style="none" fo:font-weight="bold" officeooo:rsid="01c2a7c7" officeooo:paragraph-rsid="01c2a7c7" style:font-size-asian="3pt" style:font-style-asian="normal" style:font-weight-asian="bold" style:font-size-complex="3pt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Adobe Caslon Pro" fo:font-size="3pt" fo:font-style="normal" style:text-underline-style="none" fo:font-weight="bold" officeooo:rsid="01c2a7c7" officeooo:paragraph-rsid="01c4d99f" style:font-size-asian="3pt" style:font-style-asian="normal" style:font-weight-asian="bold" style:font-size-complex="3pt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Adobe Caslon Pro" fo:font-size="3pt" fo:font-style="normal" style:text-underline-style="none" fo:font-weight="bold" officeooo:rsid="01c2a7c7" officeooo:paragraph-rsid="01c8a120" style:font-size-asian="3pt" style:font-style-asian="normal" style:font-weight-asian="bold" style:font-size-complex="3pt" style:font-style-complex="normal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Adobe Caslon Pro" fo:font-size="3pt" fo:font-style="normal" style:text-underline-style="none" fo:font-weight="bold" officeooo:rsid="01c2a7c7" officeooo:paragraph-rsid="01d9a3ac" style:font-size-asian="3pt" style:font-style-asian="normal" style:font-weight-asian="bold" style:font-size-complex="3pt" style:font-style-complex="normal" style:font-weight-complex="bold"/>
    </style:style>
    <style:style style:name="P59" style:family="paragraph" style:parent-style-name="Standard">
      <style:paragraph-properties fo:text-align="justify" style:justify-single-word="false" fo:break-before="page"/>
      <style:text-properties style:font-name="Adobe Caslon Pro" fo:font-size="13pt" fo:font-style="normal" style:text-underline-style="solid" style:text-underline-width="auto" style:text-underline-color="font-color" fo:font-weight="bold" officeooo:rsid="00e64539" officeooo:paragraph-rsid="00e8d212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9c50d5" style:font-weight-asian="normal" style:font-weight-complex="normal"/>
    </style:style>
    <style:style style:name="T3" style:family="text">
      <style:text-properties fo:font-weight="normal" officeooo:rsid="01be64e7" style:font-weight-asian="normal" style:font-weight-complex="normal"/>
    </style:style>
    <style:style style:name="T4" style:family="text">
      <style:text-properties fo:font-weight="normal" officeooo:rsid="01cb453b" style:font-weight-asian="normal" style:font-weight-complex="normal"/>
    </style:style>
    <style:style style:name="T5" style:family="text">
      <style:text-properties fo:font-weight="normal" officeooo:rsid="0015f224" style:font-size-asian="7pt" style:font-weight-asian="normal" style:font-size-complex="8pt" style:font-weight-complex="normal"/>
    </style:style>
    <style:style style:name="T6" style:family="text">
      <style:text-properties fo:font-weight="normal" officeooo:rsid="00162749" style:font-size-asian="7pt" style:font-weight-asian="normal" style:font-size-complex="8pt" style:font-weight-complex="normal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6pt" officeooo:rsid="00e337d4" style:font-size-asian="6pt" style:font-size-complex="6pt"/>
    </style:style>
    <style:style style:name="T9" style:family="text">
      <style:text-properties fo:font-size="6pt" officeooo:rsid="01be64e7" style:font-size-asian="6pt" style:font-size-complex="6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1d5cd39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1c0dc07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1be64e7" style:font-size-asian="7pt" style:font-style-asian="italic" style:font-weight-asian="normal" style:font-size-complex="8pt" style:font-style-complex="italic" style:font-weight-complex="normal"/>
    </style:style>
    <style:style style:name="T15" style:family="text">
      <style:text-properties officeooo:rsid="00e4d8bf"/>
    </style:style>
    <style:style style:name="T16" style:family="text">
      <style:text-properties officeooo:rsid="00e8d212"/>
    </style:style>
    <style:style style:name="T17" style:family="text">
      <style:text-properties officeooo:rsid="0115c4f1"/>
    </style:style>
    <style:style style:name="T18" style:family="text">
      <style:text-properties officeooo:rsid="0168efda"/>
    </style:style>
    <style:style style:name="T19" style:family="text">
      <style:text-properties fo:font-variant="normal" fo:text-transform="none" fo:color="#000000" fo:letter-spacing="normal" fo:language="it" fo:country="IT" officeooo:rsid="01be64e7"/>
    </style:style>
    <style:style style:name="T20" style:family="text">
      <style:text-properties fo:font-variant="normal" fo:text-transform="none" fo:color="#000000" fo:letter-spacing="normal" fo:language="it" fo:country="IT" officeooo:rsid="01cfe5a2"/>
    </style:style>
    <style:style style:name="T21" style:family="text">
      <style:text-properties fo:font-variant="normal" fo:text-transform="none" fo:color="#212121" fo:letter-spacing="normal" fo:font-style="italic" fo:font-weight="normal" officeooo:rsid="0015f224" style:font-size-asian="7pt" style:font-style-asian="italic" style:font-weight-asian="normal" style:font-size-complex="8pt" style:font-style-complex="italic" style:font-weight-complex="normal"/>
    </style:style>
    <style:style style:name="T22" style:family="text">
      <style:text-properties officeooo:rsid="01be64e7"/>
    </style:style>
    <style:style style:name="T23" style:family="text">
      <style:text-properties officeooo:rsid="0015f224" style:font-size-asian="7pt" style:font-weight-asian="bold" style:font-size-complex="8pt" style:font-weight-complex="bold"/>
    </style:style>
    <style:style style:name="T24" style:family="text">
      <style:text-properties style:font-name="Adobe Caslon Pro" fo:font-size="11pt" fo:font-style="normal" style:text-underline-style="none" fo:font-weight="bold" officeooo:rsid="01c2a7c7" style:font-size-asian="9.60000038146973pt" style:font-style-asian="normal" style:font-weight-asian="bold" style:font-size-complex="11pt" style:font-style-complex="normal" style:font-weight-complex="bold"/>
    </style:style>
    <style:style style:name="T25" style:family="text">
      <style:text-properties style:font-name="Adobe Caslon Pro" fo:font-size="11pt" fo:font-style="normal" style:text-underline-style="none" fo:font-weight="normal" officeooo:rsid="00ed384e" style:font-size-asian="9.60000038146973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size="13pt" style:text-underline-style="solid" style:text-underline-width="auto" style:text-underline-color="font-color" fo:font-weight="bold" officeooo:rsid="00e64539" style:font-size-asian="11.3500003814697pt" style:font-weight-asian="bold" style:font-size-complex="13pt" style:font-weight-complex="bold"/>
    </style:style>
    <style:style style:name="T27" style:family="text">
      <style:text-properties fo:font-size="13pt" style:text-underline-style="solid" style:text-underline-width="auto" style:text-underline-color="font-color" fo:font-weight="bold" officeooo:rsid="00e8d212" style:font-size-asian="11.3500003814697pt" style:font-weight-asian="bold" style:font-size-complex="13pt" style:font-weight-complex="bold"/>
    </style:style>
    <style:style style:name="T28" style:family="text">
      <style:text-properties fo:font-size="13pt" style:text-underline-style="solid" style:text-underline-width="auto" style:text-underline-color="font-color" officeooo:rsid="00e64539" style:font-size-asian="11.3500003814697pt" style:font-size-complex="13pt"/>
    </style:style>
    <style:style style:name="T29" style:family="text">
      <style:text-properties fo:font-size="13pt" fo:font-style="italic" style:text-underline-style="solid" style:text-underline-width="auto" style:text-underline-color="font-color" officeooo:rsid="01c0dc07" style:font-size-asian="11.3500003814697pt" style:font-style-asian="italic" style:font-size-complex="13pt" style:font-style-complex="italic"/>
    </style:style>
    <style:style style:name="T30" style:family="text">
      <style:text-properties fo:font-size="11pt" style:text-underline-style="none" fo:font-weight="normal" officeooo:rsid="00ed384e" style:font-size-asian="9.60000038146973pt" style:font-weight-asian="normal" style:font-size-complex="11pt" style:font-weight-complex="normal"/>
    </style:style>
    <style:style style:name="T31" style:family="text">
      <style:text-properties fo:font-size="11pt" fo:font-weight="normal" style:font-size-asian="11pt" style:font-weight-asian="normal" style:font-size-complex="11pt" style:font-weight-complex="normal"/>
    </style:style>
    <style:style style:name="T32" style:family="text">
      <style:text-properties fo:font-size="11pt" fo:font-weight="normal" officeooo:rsid="01cb453b" style:font-size-asian="11pt" style:font-weight-asian="normal" style:font-size-complex="11pt" style:font-weight-complex="normal"/>
    </style:style>
    <style:style style:name="T33" style:family="text">
      <style:text-properties officeooo:rsid="01c8a120"/>
    </style:style>
    <style:style style:name="T34" style:family="text">
      <style:text-properties officeooo:rsid="01cc3156"/>
    </style:style>
    <style:style style:name="T35" style:family="text">
      <style:text-properties officeooo:rsid="01d0e5d0"/>
    </style:style>
    <style:style style:name="T36" style:family="text">
      <style:text-properties officeooo:rsid="01d5cd39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5">RELAZIONE SULL'ATTIVITÀ DI ANALISI NUMERICA E FISICA</text:span></text:p>
      <text:p text:style-name="P10"/>
      <text:p text:style-name="P6">(<text:span text:style-name="T19">Modellizzazione di un Oscillatore Armonico Smorzato Forzato; </text:span><text:span text:style-name="T20">M</text:span><text:span text:style-name="T19">etodo di Eulero-Cromer</text:span>)</text:p>
      <text:p text:style-name="P4"/>
      <text:p text:style-name="P4"/>
      <text:p text:style-name="P5">Sezione I <text:span text:style-name="T1">– </text:span><text:span text:style-name="T12">Abstract e introduzione </text:span><text:span text:style-name="T13">del problema affrontato</text:span></text:p>
      <text:p text:style-name="P7"/>
      <text:p text:style-name="P33">Perché questo documento?</text:p>
      <text:p text:style-name="P55"><text:s/></text:p>
      <text:p text:style-name="P27"><text:span text:style-name="T2">L</text:span><text:span text:style-name="T1">a presente relazione si pone l'obiettivo di documentare il processo di risoluzione – attraverso tecniche numeriche e computazionali – di un problema relativo all'ambito della fisica classica.</text:span></text:p>
      <text:p text:style-name="P40"><text:span text:style-name="T1"><text:s/></text:span></text:p>
      <text:p text:style-name="P27"><text:span text:style-name="T1">L'analisi compiuta descriverà le scelte compiute in fase di comprensione del problema, sviluppo e implementazione di uno strumento software opportuno, e quelle di ottimizzazione e analisi dei dati prodotti.</text:span></text:p>
      <text:p text:style-name="P53"/>
      <text:p text:style-name="P53"/>
      <text:p text:style-name="P33">Il Problema</text:p>
      <text:p text:style-name="P56"><text:s/></text:p>
      <text:p text:style-name="P30"><text:span text:style-name="T1">Studiare il moto di un pendolo fisico (costituito da un filo inestensibile di massa trascurabile, una estremità del quale è fissata nello spazio e all'altra è collegata una massa puntiforme) soggetto alla forza di gravità terrestre, smorzato e forzato, che obbedisca alla seguente equazione del moto:</text:span></text:p>
      <text:p text:style-name="P42"><text:s/></text:p>
      <text:p text:style-name="P30"><text:span text:style-name="T1"><draw:frame draw:style-name="fr1" draw:name="Oggetto1" text:anchor-type="as-char" svg:y="-0.683cm" svg:width="6.486cm" svg:height="1.124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3"><text:span text:style-name="T1"><text:s/></text:span></text:p>
      <text:p text:style-name="P18">In cui:</text:p>
      <text:p text:style-name="P18"><draw:frame draw:style-name="fr1" draw:name="Oggetto2" text:anchor-type="as-char" svg:y="-0.377cm" svg:width="0.349cm" svg:height="0.469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rappresenta il tempo;</text:p>
      <text:p text:style-name="P18"><draw:frame draw:style-name="fr1" draw:name="Oggetto3" text:anchor-type="as-char" svg:y="-0.386cm" svg:width="0.923cm" svg:height="0.5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rappresenta <text:span text:style-name="T33">l'angolo rispetto alla posizione di equilibrio in cui si trova pendolo</text:span>;</text:p>
      <text:p text:style-name="P19"><draw:frame draw:style-name="fr1" draw:name="Oggetto4" text:anchor-type="as-char" svg:y="-0.377cm" svg:width="2.05cm" svg:height="0.469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33">sono dei coefficienti di valore dato.</text:span></text:p>
      <text:p text:style-name="P44"><text:span text:style-name="T1"><text:s/></text:span></text:p>
      <text:p text:style-name="P19">In <text:span text:style-name="T33">particolare, sono forniti i seguenti valori</text:span>:</text:p>
      <text:p text:style-name="P19"><draw:frame draw:style-name="fr1" draw:name="Oggetto5" text:anchor-type="as-char" svg:y="-0.377cm" svg:width="1.342cm" svg:height="0.469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9"><draw:frame draw:style-name="fr1" draw:name="Oggetto6" text:anchor-type="as-char" svg:y="-0.377cm" svg:width="1.572cm" svg:height="0.46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9"><draw:frame draw:style-name="fr1" draw:name="Oggetto7" text:anchor-type="as-char" svg:y="-0.377cm" svg:width="1.755cm" svg:height="0.46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9"><draw:frame draw:style-name="fr1" draw:name="Oggetto8" text:anchor-type="as-char" svg:y="-0.377cm" svg:width="1.662cm" svg:height="0.469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54"/>
      <text:p text:style-name="P54"/>
      <text:p text:style-name="P34">L'algoritmo di Eulero-Cromer</text:p>
      <text:p text:style-name="P57"><text:s/></text:p>
      <text:p text:style-name="P31"><text:span text:style-name="T1">Per la risoluzione del problema, inoltre, è fatta esplicita richiesta di utilizzare l'algoritmo numerico per l'integrazione delle equazioni del moto di </text:span><text:span text:style-name="T12">Eulero-Cromer</text:span><text:span text:style-name="T1"> (noto anche come </text:span><text:span text:style-name="T12">Metodo di Eulero semi-implicito</text:span><text:span text:style-name="T1">).</text:span></text:p>
      <text:p text:style-name="P41"><text:span text:style-name="T1"><text:s/></text:span></text:p>
      <text:p text:style-name="P28"><text:span text:style-name="T1">Pertanto, chiamando d'ora in avanti (per le proprietà della cinematica rotazionale):</text:span></text:p>
      <text:p text:style-name="P45"/>
      <text:p text:style-name="P31"><text:span text:style-name="T1"><draw:frame draw:style-name="fr1" draw:name="Oggetto9" text:anchor-type="as-char" svg:y="-0.683cm" svg:width="1.808cm" svg:height="1.124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"><text:tab/>accelerazione angolare</text:span></text:p>
      <text:p text:style-name="P31"><text:span text:style-name="T1"><draw:frame draw:style-name="fr1" draw:name="Oggetto10" text:anchor-type="as-char" svg:y="-0.623cm" svg:width="1.7cm" svg:height="1.00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"><text:tab/></text:span><text:span text:style-name="T4">velocità</text:span><text:span text:style-name="T1"> angolare</text:span></text:p>
      <text:p text:style-name="P46"><text:span text:style-name="T1"><draw:frame draw:style-name="fr1" draw:name="Oggetto11" text:anchor-type="as-char" svg:y="-0.305cm" svg:width="0.423cm" svg:height="0.332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1"><text:tab/><text:tab/></text:span><text:span text:style-name="T32">posizione angolare</text:span></text:p>
      <text:p text:style-name="P37"/>
      <text:p text:style-name="P25">E scelto un timestep (passo temporale, cioè un intervallo di tempo sufficientemente piccolo) <text:span text:style-name="T33"><draw:frame draw:style-name="fr1" draw:name="Oggetto12" text:anchor-type="as-char" svg:y="-0.377cm" svg:width="0.568cm" svg:height="0.469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3">, </text:span>l'algoritmo utilizzato prevede di definire, ad ogni iterazione, la velocità angolare e la posizione angolare del pendolo come segue:</text:p>
      <text:p text:style-name="P38"/>
      <text:p text:style-name="P20"><draw:frame draw:style-name="fr1" draw:name="Oggetto13" text:anchor-type="as-char" svg:y="-0.377cm" svg:width="2.579cm" svg:height="0.533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span text:style-name="T34">per il tempo</text:span></text:p>
      <text:p text:style-name="P20"><draw:frame draw:style-name="fr1" draw:name="Oggetto14" text:anchor-type="as-char" svg:y="-0.377cm" svg:width="3.343cm" svg:height="0.533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span text:style-name="T34">per la velocità angolare</text:span></text:p>
      <text:p text:style-name="P20"><draw:frame draw:style-name="fr1" draw:name="Oggetto15" text:anchor-type="as-char" svg:y="-0.377cm" svg:width="3.501cm" svg:height="0.533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span text:style-name="T34">per la posizione angolare</text:span></text:p>
      <text:p text:style-name="P48"/>
      <text:p text:style-name="P48"/>
      <text:p text:style-name="P21">Tra tutti i vari algoritmi di integrazione delle equazioni del moto, quello di <text:span text:style-name="T10">Eulero-Cromer</text:span> offre una semplice implementazione, una elevata velocità di esecuzione (vista la scarsa complessità computazionale) e una precisione migliore rispetto all'algoritmo di <text:span text:style-name="T10">Eulero</text:span> standard.</text:p>
      <text:p text:style-name="P59">Sezione I<text:span text:style-name="T16">I</text:span> <text:span text:style-name="T1">– </text:span><text:span text:style-name="T13">Algorithm design e strategie di implementazione</text:span></text:p>
      <text:p text:style-name="P8"/>
      <text:p text:style-name="P35">Stile di implementazione</text:p>
      <text:p text:style-name="P58"><text:s/></text:p>
      <text:p text:style-name="P15"><text:span text:style-name="T35">Per lo sviluppo di un software efficace – per l'integrazione delle equazioni del moto e la risoluzione del problema proposto – è stato preferito un approccio tale da garantire la massima semplicità (eventualmente, anche di modifica e adattamento del codice) e velocità di esecuzione.</text:span></text:p>
      <text:p text:style-name="P36"/>
      <text:p text:style-name="P22">Sulla base del software già precedentemente realizzato per modellizzare il moto del pendolo fisico semplice – utilizzando l'algoritmo di integrazione di Verlet – (reperibile all'indirizzo: <text:a xlink:type="simple" xlink:href="http://bit.ly/harm-verlet"><text:span text:style-name="T36">http://bit.ly/harm-verlet</text:span></text:a>), <text:span text:style-name="T36">ne</text:span> <text:span text:style-name="T36">è stata <text:s/>preservata la struttura di base, evitando l'utilizzo (in tale caso, non giustificato) di strutture complesse come </text:span><text:span text:style-name="T11">classi</text:span><text:span text:style-name="T36">, </text:span><text:span text:style-name="T11">funzioni </text:span><text:span text:style-name="T36">o </text:span><text:span text:style-name="T11">subroutines</text:span><text:span text:style-name="T36">, </text:span><text:span text:style-name="T11">tipi dati derivati</text:span><text:span text:style-name="T36"> e </text:span><text:span text:style-name="T11">moduli</text:span><text:span text:style-name="T36">, sebbene essi potessero rappresentare una possibile – e più complessa – alternativa.</text:span></text:p>
      <text:p text:style-name="P23">Ugualmente, nella scrittura del codice, è stata preferita una più immediata comprensione di quanto viene svolto dal software, anche a scapito della compattezza.</text:p>
      <text:p text:style-name="P24">Il codice è reperibile all'indirizzo: <text:a xlink:type="simple" xlink:href="http://bit.ly/harm-drv">http://bit.ly/harm-drv</text:a>.</text:p>
      <text:p text:style-name="P39"/>
      <text:p text:style-name="P35">Esecuzione e utilizzo</text:p>
      <text:p text:style-name="P58"><text:s/></text:p>
      <text:p text:style-name="P32"><text:span text:style-name="T1">Eseguito il programma, sono richiesti all'utente: la durata del passo temporale da utilizzare (valore positivo), il numero di passi per cui le equazioni del moto devono essere integrate (valore naturale – cioè intero positivo), la posizione angolare e la velocità angolare iniziali.</text:span></text:p>
      <text:p text:style-name="P47"/>
      <text:p text:style-name="P29"><text:span text:style-name="T1">Quindi, il software creerà nella medesima directory in cui è eseguito </text:span></text:p>
      <text:p text:style-name="P14"><text:span text:style-name="T35"><text:s/></text:span></text:p>
      <text:p text:style-name="P16"/>
      <text:p text:style-name="P26"/>
      <text:p text:style-name="P13"><text:span text:style-name="T26">Sezione I</text:span><text:span text:style-name="T27">II</text:span><text:span text:style-name="T26"> </text:span><text:span text:style-name="T28">– </text:span><text:span text:style-name="T29">Fine tuning e ottimizzazione</text:span></text:p>
      <text:p text:style-name="P9"/>
      <text:p text:style-name="P13">La strumentazione …</text:p>
      <text:p text:style-name="P16"/>
      <text:p text:style-name="P26"/>
      <text:p text:style-name="P49">Sezione I<text:span text:style-name="T17">V</text:span> <text:span text:style-name="T1">– </text:span><text:span text:style-name="T13">Analisi e discussione dei dati prodotti</text:span></text:p>
      <text:p text:style-name="P52"/>
      <text:p text:style-name="P13">La strumentazione …</text:p>
      <text:p text:style-name="P16"/>
      <text:p text:style-name="P26"/>
      <text:p text:style-name="P50">Sezione <text:span text:style-name="T18">V</text:span> <text:span text:style-name="T1">– </text:span><text:span text:style-name="T13">Commenti e Conclusioni</text:span></text:p>
      <text:p text:style-name="P9"/>
      <text:p text:style-name="P17">A seguito ...</text:p>
      <text:p text:style-name="P16"/>
      <text:p text:style-name="P26"/>
      <text:p text:style-name="P49">Sezione <text:span text:style-name="T17">VI</text:span> <text:span text:style-name="T1">– </text:span><text:span text:style-name="T13">Materiale Iconografico</text:span></text:p>
      <text:p text:style-name="P52"/>
      <text:p text:style-name="P13">La strumentazione …</text:p>
      <text:p text:style-name="P16"/>
      <text:p text:style-name="P26"/>
      <text:p text:style-name="P51"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f segoe-ui normal" svg:font-family="'wf segoe-ui normal', 'Segoe UI', 'Segoe WP', Tahoma, Arial, sans-serif"/>
    <style:font-face style:name="FreeSans1" svg:font-family="FreeSans" style:font-family-generic="swiss"/>
    <style:font-face style:name="Adobe Caslon Pro" svg:font-family="'Adobe Caslon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" fo:font-size="8pt" fo:font-weight="bold" officeooo:paragraph-rsid="01be64e7"/>
    </style:style>
    <style:style style:name="MP2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" fo:font-size="2pt" fo:font-weight="normal" officeooo:rsid="00162749" officeooo:paragraph-rsid="0015f224" style:font-size-asian="2pt" style:font-weight-asian="normal" style:font-size-complex="2pt" style:font-weight-complex="normal"/>
    </style:style>
    <style:style style:name="MP3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" fo:font-size="8pt" fo:font-weight="bold" officeooo:rsid="00162749" officeooo:paragraph-rsid="00162749" style:font-size-asian="7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5.203cm"/>
          <style:tab-stop style:position="17cm" style:type="right"/>
        </style:tab-stops>
      </style:paragraph-properties>
      <style:text-properties style:font-name="Adobe Caslon Pro" fo:font-size="8pt" fo:font-style="italic" officeooo:rsid="0016c32d" officeooo:paragraph-rsid="0016c32d" style:font-size-asian="7pt" style:font-style-asian="italic" style:font-size-complex="8pt" style:font-style-complex="italic"/>
    </style:style>
    <style:style style:name="MT1" style:family="text">
      <style:text-properties officeooo:rsid="0015f224" style:font-size-asian="7pt" style:font-weight-asian="bold" style:font-size-complex="8pt" style:font-weight-complex="bold"/>
    </style:style>
    <style:style style:name="MT2" style:family="text">
      <style:text-properties fo:font-weight="normal" officeooo:rsid="0015f224" style:font-size-asian="7pt" style:font-weight-asian="normal" style:font-size-complex="8pt" style:font-weight-complex="normal"/>
    </style:style>
    <style:style style:name="MT3" style:family="text">
      <style:text-properties fo:font-style="italic" fo:font-weight="normal" officeooo:rsid="01be64e7" style:font-size-asian="7pt" style:font-style-asian="italic" style:font-weight-asian="normal" style:font-size-complex="8pt" style:font-style-complex="italic" style:font-weight-complex="normal"/>
    </style:style>
    <style:style style:name="MT4" style:family="text">
      <style:text-properties fo:font-variant="normal" fo:text-transform="none" fo:color="#212121" fo:letter-spacing="normal" fo:font-style="italic" fo:font-weight="normal" officeooo:rsid="0015f224" style:font-size-asian="7pt" style:font-style-asian="italic" style:font-weight-asian="normal" style:font-size-complex="8pt" style:font-style-complex="italic" style:font-weight-complex="normal"/>
    </style:style>
    <style:style style:name="MT5" style:family="text">
      <style:text-properties fo:font-weight="normal" officeooo:rsid="00162749" style:font-size-asian="7pt" style:font-weight-asian="normal" style:font-size-complex="8pt" style:font-weight-complex="normal"/>
    </style:style>
    <style:style style:name="MT6" style:family="text">
      <style:text-properties officeooo:rsid="01be64e7"/>
    </style:style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fo:font-weight="normal" officeooo:rsid="01be64e7" style:font-weight-asian="normal" style:font-weight-complex="normal"/>
    </style:style>
    <style:style style:name="MT9" style:family="text">
      <style:text-properties fo:font-size="6pt" style:font-size-asian="6pt" style:font-size-complex="6pt"/>
    </style:style>
    <style:style style:name="MT10" style:family="text">
      <style:text-properties fo:font-size="6pt" officeooo:rsid="00e337d4" style:font-size-asian="6pt" style:font-size-complex="6pt"/>
    </style:style>
    <style:style style:name="MT11" style:family="text">
      <style:text-properties fo:font-size="6pt" officeooo:rsid="01be64e7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0.06pt solid #000000" fo:padding="0.049cm" style:shadow="none"/>
      </style:header-style>
      <style:footer-style>
        <style:header-footer-properties fo:min-height="0cm" fo:margin-left="0cm" fo:margin-right="0cm" fo:margin-top="0.499cm" fo:border="0.06pt solid #000000" fo:padding="0.049cm" style:shadow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NOME:<text:tab/></text:span><text:span text:style-name="MT2">Emanuele Ballarin </text:span><text:span text:style-name="MT3">[matricola: </text:span><text:span text:style-name="MT4">SM2000544</text:span><text:span text:style-name="MT3">]</text:span><text:span text:style-name="MT2"> </text:span><text:span text:style-name="MT5">(C.d.L. in Fisica)</text:span></text:p>
        <text:p text:style-name="MP2"><text:s/></text:p>
        <text:p text:style-name="MP3">DAT<text:span text:style-name="MT6">E</text:span> <text:span text:style-name="MT6">D'ESAME</text:span>:<text:span text:style-name="MT7"><text:tab/></text:span><text:span text:style-name="MT8">15/06/2015 – 23/06/2015 (prova pratica)</text:span></text:p>
      </style:header>
      <style:footer>
        <text:p text:style-name="MP4"><text:span text:style-name="MT9">Emanuele Ballarin – </text:span><text:span text:style-name="MT10">Relazione sull</text:span><text:span text:style-name="MT9">'</text:span><text:span text:style-name="MT11">Attività di Analisi Numerica e Fisica (Corso di Laboratorio di Calcolo)</text:span><text:span text:style-name="MT9"> – </text:span><text:span text:style-name="MT11">15-23/06/2015</text:span><text:tab/><text:tab/>Pagina 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anuele Ballarin</meta:initial-creator>
    <meta:creation-date>2015-03-13T19:56:16.366306199</meta:creation-date>
    <dc:date>2015-06-16T18:30:13.702658548</dc:date>
    <dc:creator>Emanuele Ballarin</dc:creator>
    <meta:editing-duration>P1DT6H47M54S</meta:editing-duration>
    <meta:editing-cycles>251</meta:editing-cycles>
    <meta:generator>LibreOffice/4.2.8.2$Linux_X86_64 LibreOffice_project/420m0$Build-2</meta:generator>
    <meta:document-statistic meta:table-count="0" meta:image-count="0" meta:object-count="15" meta:page-count="2" meta:paragraph-count="61" meta:word-count="555" meta:character-count="4031" meta:non-whitespace-character-count="3478"/>
  </office:meta>
</office:document-meta>
</file>

<file path=Object 1/content.xml><?xml version="1.0" encoding="utf-8"?>
<math xmlns="http://www.w3.org/1998/Math/MathML" display="block">
  <semantics>
    <mrow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  <mtext/>
      <mrow>
        <mtext/>
        <mo stretchy="false">=</mo>
        <mtext/>
      </mrow>
      <mrow>
        <mtext/>
        <mo stretchy="false">−</mo>
        <msup>
          <mi>A</mi>
          <mn>2</mn>
        </msup>
      </mrow>
      <mi>sin</mi>
      <mi mathvariant="normal">θ</mi>
      <mtext/>
      <mrow>
        <mtext/>
        <mo stretchy="false">−</mo>
        <mtext/>
      </mrow>
      <mtext/>
      <mi>a</mi>
      <mtext/>
      <mfrac>
        <mrow>
          <mi>d</mi>
          <mi mathvariant="normal">θ</mi>
        </mrow>
        <mi mathvariant="italic">dt</mi>
      </mfrac>
      <mtext/>
      <mrow>
        <mtext/>
        <mo stretchy="false">+</mo>
        <mtext/>
      </mrow>
      <mtext/>
      <mi>f</mi>
      <mi>cos</mi>
      <mi mathvariant="italic">wt</mi>
    </mrow>
    <annotation encoding="StarMath 5.0">{{d^2 %theta} over {dt^2}} """" = """" -A^2 sin%theta """" - """" a""{{d %theta} over {dt}} """" + """" f cos wt</annotation>
  </semantics>
</math>
</file>

<file path=Object 10/content.xml><?xml version="1.0" encoding="utf-8"?>
<math xmlns="http://www.w3.org/1998/Math/MathML" display="block">
  <semantics>
    <mrow>
      <mfrac>
        <mrow>
          <mi>d</mi>
          <mi mathvariant="normal">θ</mi>
        </mrow>
        <mi mathvariant="italic">dt</mi>
      </mfrac>
      <mtext/>
      <mrow>
        <mtext/>
        <mo stretchy="false">=</mo>
        <mtext/>
      </mrow>
      <mtext/>
      <mi mathvariant="normal">ω</mi>
    </mrow>
    <annotation encoding="StarMath 5.0">{{d %theta} over {dt}} """" = """" %omega</annotation>
  </semantics>
</math>
</file>

<file path=Object 11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2/content.xml><?xml version="1.0" encoding="utf-8"?>
<math xmlns="http://www.w3.org/1998/Math/MathML" display="block">
  <semantics>
    <mi mathvariant="italic">dt</mi>
    <annotation encoding="StarMath 5.0">dt</annotation>
  </semantics>
</math>
</file>

<file path=Object 13/content.xml><?xml version="1.0" encoding="utf-8"?>
<math xmlns="http://www.w3.org/1998/Math/MathML" display="block">
  <semantics>
    <mrow>
      <msub>
        <mi>t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>t</mi>
        <mi>n</mi>
      </msub>
      <mtext/>
      <mrow>
        <mtext/>
        <mo stretchy="false">+</mo>
        <mtext/>
      </mrow>
      <mtext/>
      <mi mathvariant="italic">dt</mi>
    </mrow>
    <annotation encoding="StarMath 5.0">t_{n+1} """" = """" t_n """" + """" dt</annotation>
  </semantics>
</math>
</file>

<file path=Object 14/content.xml><?xml version="1.0" encoding="utf-8"?>
<math xmlns="http://www.w3.org/1998/Math/MathML" display="block">
  <semantics>
    <mrow>
      <msub>
        <mi mathvariant="normal">ω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 mathvariant="normal">ω</mi>
        <mi>n</mi>
      </msub>
      <mtext/>
      <mrow>
        <mtext/>
        <mo stretchy="false">+</mo>
        <mtext/>
      </mrow>
      <mtext/>
      <msub>
        <mi mathvariant="normal">α</mi>
        <mi>n</mi>
      </msub>
      <mi mathvariant="italic">dt</mi>
    </mrow>
    <annotation encoding="StarMath 5.0">%omega_{n+1} """" = """" %omega_n """" + """" %alpha_n dt</annotation>
  </semantics>
</math>
</file>

<file path=Object 15/content.xml><?xml version="1.0" encoding="utf-8"?>
<math xmlns="http://www.w3.org/1998/Math/MathML" display="block">
  <semantics>
    <mrow>
      <msub>
        <mi mathvariant="normal">θ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 mathvariant="normal">θ</mi>
        <mi>n</mi>
      </msub>
      <mtext/>
      <mrow>
        <mtext/>
        <mo stretchy="false">+</mo>
        <mtext/>
      </mrow>
      <mtext/>
      <msub>
        <mi mathvariant="normal">ω</mi>
        <mrow>
          <mi>n</mi>
          <mo stretchy="false">+</mo>
          <mn>1</mn>
        </mrow>
      </msub>
      <mi mathvariant="italic">dt</mi>
    </mrow>
    <annotation encoding="StarMath 5.0">%theta_{n+1} """" = """" %theta_n """" + """" %omega_{n+1} dt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3/content.xml><?xml version="1.0" encoding="utf-8"?>
<math xmlns="http://www.w3.org/1998/Math/MathML" display="block">
  <semantics>
    <mrow>
      <mi mathvariant="normal">θ</mi>
      <mrow>
        <mo fence="true" stretchy="false">(</mo>
        <mrow>
          <mi>t</mi>
        </mrow>
        <mo fence="true" stretchy="false">)</mo>
      </mrow>
    </mrow>
    <annotation encoding="StarMath 5.0">%theta(t)</annotation>
  </semantics>
</math>
</file>

<file path=Object 4/content.xml><?xml version="1.0" encoding="utf-8"?>
<math xmlns="http://www.w3.org/1998/Math/MathML" display="block">
  <semantics>
    <mrow>
      <mi>A</mi>
      <mi>,</mi>
      <mtext/>
      <mi>a</mi>
      <mi>,</mi>
      <mtext/>
      <mi>f</mi>
      <mi>,</mi>
      <mtext/>
      <mi>w</mi>
    </mrow>
    <annotation encoding="StarMath 5.0">A, "" a, "" f, "" w</annotation>
  </semantics>
</math>
</file>

<file path=Object 5/content.xml><?xml version="1.0" encoding="utf-8"?>
<math xmlns="http://www.w3.org/1998/Math/MathML" display="block">
  <semantics>
    <mrow>
      <mi>A</mi>
      <mtext/>
      <mrow>
        <mtext/>
        <mo stretchy="false">=</mo>
        <mtext/>
      </mrow>
      <mtext/>
      <mn>1</mn>
    </mrow>
    <annotation encoding="StarMath 5.0">A """" = """" 1</annotation>
  </semantics>
</math>
</file>

<file path=Object 6/content.xml><?xml version="1.0" encoding="utf-8"?>
<math xmlns="http://www.w3.org/1998/Math/MathML" display="block">
  <semantics>
    <mrow>
      <mi>a</mi>
      <mtext/>
      <mrow>
        <mtext/>
        <mo stretchy="false">=</mo>
        <mtext/>
      </mrow>
      <mtext/>
      <mn>0.5</mn>
    </mrow>
    <annotation encoding="StarMath 5.0">a """" = """" 0.5</annotation>
  </semantics>
</math>
</file>

<file path=Object 7/content.xml><?xml version="1.0" encoding="utf-8"?>
<math xmlns="http://www.w3.org/1998/Math/MathML" display="block">
  <semantics>
    <mrow>
      <mi>f</mi>
      <mtext/>
      <mrow>
        <mtext/>
        <mo stretchy="false">=</mo>
        <mtext/>
      </mrow>
      <mtext/>
      <mn>1.15</mn>
    </mrow>
    <annotation encoding="StarMath 5.0">f """" = """" 1.15</annotation>
  </semantics>
</math>
</file>

<file path=Object 8/content.xml><?xml version="1.0" encoding="utf-8"?>
<math xmlns="http://www.w3.org/1998/Math/MathML" display="block">
  <semantics>
    <mrow>
      <mi>w</mi>
      <mtext/>
      <mrow>
        <mtext/>
        <mo stretchy="false">=</mo>
        <mtext/>
      </mrow>
      <mtext/>
      <mn>0.6</mn>
    </mrow>
    <annotation encoding="StarMath 5.0">w """" = """" 0.6</annotation>
  </semantics>
</math>
</file>

<file path=Object 9/content.xml><?xml version="1.0" encoding="utf-8"?>
<math xmlns="http://www.w3.org/1998/Math/MathML" display="block">
  <semantics>
    <mrow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  <mtext/>
      <mrow>
        <mtext/>
        <mo stretchy="false">=</mo>
        <mtext/>
      </mrow>
      <mtext/>
      <mi mathvariant="normal">α</mi>
    </mrow>
    <annotation encoding="StarMath 5.0">{{d^2 %theta} over {dt^2}} """" = """" %alpha</annotation>
  </semantics>
</math>
</file>